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sesrstories trem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otkey win10 desktop switch verander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hotkey win10 app switch verander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hotkeys aan en uitkunnen zett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rogramma runnen met parameters zodat instant iets word uitgevoer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linga lijs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ediafix op anderprogramma als WMP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edia fix op andere playlis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bout pagi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orpicker hotkeyaanpassen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ηφεει ᶬ</meta:initial-creator>
    <dc:creator>ηφεει ᶬ</dc:creator>
    <meta:creation-date>2015-10-05T16:03:43Z</meta:creation-date>
    <dc:date>2015-10-05T20:16:03Z</dc:date>
  </office:meta>
</office:document-meta>
</file>